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weight="bold" style:font-weight-asian="bold"/>
    </style:style>
    <style:style style:name="P3"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Woensdag 5 november</text:span></text:p>
      <text:p text:style-name="Standard">Daar we Bongaon verlaten om 9u komen we vroeg aan in Don Bosco Kalyani Ashalyam.</text:p>
      <text:p text:style-name="Standard">Na de verwelkoming geven wij de kinderen snoep, potloden en pennen.</text:p>
      <text:p text:style-name="Standard">We nemen foto’s van de sponsorkinderen. Er waren er maar twee te kort. Eén van Ranaghat en één van Kolkata. De zusters waren te laat gebriefd om de kinderen op tijd in Ashalyam te krijgen. Ze verblijven op internaat en gaan naar de Middelbare School. </text:p>
      <text:p text:style-name="Standard">We wachten nog op één sponsorkind en vertrekken om 15u naar Kolkata.</text:p>
      <text:p text:style-name="Standard">De dag is vlug voorbij en we nemen een betere weg naar Dum Dum.</text:p>
      <text:p text:style-name="Standard">Tijdens het avondeten ontmoeten we de nieuwe Provinciaal van Kolkata, Fr Nirmol Gomes sdb.</text:p>
      <text:p text:style-name="Standard">Na het avondeten hebben Thérèse, Jean-Marie en Fr George een langer onderhoud met hem.</text:p>
      <text:p text:style-name="P2"/>
      <text:p text:style-name="Standard"><text:span text:style-name="T2">Donderdag 6 november</text:span></text:p>
      <text:p text:style-name="Standard">Vertrek om 9u met twee wagens naar Don Bosco Main Ashalayam.</text:p>
      <text:p text:style-name="Standard">De kinderen verwelkomen ons en dan starten we met de foto-sessie. </text:p>
      <text:p text:style-name="Standard">Alle sponsorkinderen zijn aanwezig.</text:p>
      <text:p text:style-name="Standard">De geschenken die de sponsorouders meegaven worden aan de respectievelijke kinderen overhandigd en allen krijgen ook nog een Kindia T-shirt en balpennen.</text:p>
      <text:p text:style-name="Standard">Na een kort bezoek aan de bakkerij en de schrijnwerkerij vertrekken we naar het Provinciaal huis om 11u30.</text:p>
      <text:p text:style-name="Standard">Na de lunch hebben Jean-Marie en Thérèse nog een onderhoud met Fr Nirmol Gomes.</text:p>
      <text:p text:style-name="Standard">Om 15u brengt de groep een bezoek aan de sloppenwijk in de buurt.</text:p>
      <text:p text:style-name="Standard">Na het avondeten vertrek naar Sealdah station voor de Darjeeling Mail naar Siliguri.</text:p>
      <text:p text:style-name="Standard"/>
      <text:p text:style-name="Standard"><text:span text:style-name="T2">Vrijdag 7 november <text:s/></text:span></text:p>
      <text:p text:style-name="Standard">Fr Mathew George wacht ons op aan het station. We komen aan om 8u55, de trein is 30 minuten te laat. We worden opgepikt in Nazareth Bhavan maar hebben alle maaltijden in het Salesian College Campus Siliguri.</text:p>
      <text:p text:style-name="Standard">Na de lunch vertrek naar Jesu Ashrem. Na een korte verwelkoming bezoeken we de nieuwe lepra-vleugel met de naam St. Damiaan Memorial. We zijn onder de indruk van de netheid en de klinische noodzaken van dit hospitaal. Een deel van het oude gebouw is behouden voor de zorg van de ergste gevallen. Na een maand gaan ze naar de nieuwe afdeling voor betere medicatie.</text:p>
      <text:p text:style-name="Standard">De HIV afdeling is gesloten vermits de staat geen steun meer geeft.</text:p>
      <text:p text:style-name="Standard">De staat wilt dat de zieken naar de staatshospitalen gaan om medicatie en verzorging.</text:p>
      <text:p text:style-name="Standard">Deze vleugel is nu herschilderd en wordt de tuberculose-vleugel. De vroegere tuberculose-vleugel wordt afgebroken.</text:p>
      <text:p text:style-name="Standard">Nadien bezoeken we de hoofdafdeling die ook volledig gerenoveerd is met granieten vloeren en betegelde muren. Op het eerste verdiep van dezelfde vleugel bevindt zich de Algemene Verplegersopleiding.</text:p>
      <text:p text:style-name="Standard">Na het bezoek van alle afdelingen ontmoeten we terug de directeur en sommigen van ons sponsoren een bed voor een kind in het hospitaal. Dit jaar is het 25,000 RS per bed. In totaal zijn er drie bedden gesponsord door Kindia.</text:p>
      <text:p text:style-name="Standard">Terug in Don Bosco en na enige verfrissing trekt de ganse groep naar Silliguri om nog inkopen te doen voor de sponsorkinderen.</text:p>
      <text:p text:style-name="Standard"/>
      <text:p text:style-name="Standard"><text:span text:style-name="T2">Zaterdag 8 november</text:span></text:p>
      <text:p text:style-name="Standard">Uitstap naar de Easter Boarder - Buthan. Tijdens de rit prachtige uitzichten, we rijden door het grootste woud van India met het meeste aantal olifanten en apen. <text:span text:style-name="T2">Dringende sanitaire stop voor Thèrese en Marijke eerst den dieperik in en dan klauteren en klimmen….. </text:span></text:p>
      <text:p text:style-name="Standard">Onderweg bezoeken we een rubberplantage.</text:p>
      <text:p text:style-name="Standard">Het eindpunt is juist op de grens van Buthan waar we een hydraulische elektriciteitscentrale met stuwdam bezoeken. We lunchen in het Singlare Hotel, dan terug naar Don Bosco.</text:p>
      <text:p text:style-name="Standard"/>
      <text:p text:style-name="Standard"><text:span text:style-name="T2">Zondag 9 november</text:span></text:p>
      <text:p text:style-name="Standard">De belangrijkste dag voor Kindia, het bezoek aan Saraswatipur. Bij het binnenkomen van het dorp worden we opgewacht door lange rijen dorpelingen met hun lokale trommels en gekleurde parasols. We worden traditioneel begroet door het wassen van de handen, het aanbrengen van de tigga op het voorhoofd en de bloemenkrans. We worden begeleid met tromgeroffel en lokale dans tot aan de gemeenschappelijke zaal en de kindercrèche. De kinderen in de crèche krijgen snoepjes en nieuw speelgoed. De kinderen geven een kort programma en overhandigen ons uit dank een pak the.</text:p>
      <text:p text:style-name="Standard">Kindia trakteert alle kinderen en dorpelingen met een maaltijd, in totaal 450.</text:p>
      <text:p text:style-name="Standard">Ze krijgen rijst, dall, kip, banaan, cake en Indisch gebak. </text:p>
      <text:p text:style-name="Standard"><text:soft-page-break/>Nadien ontmoeten we het meisjes Rugby Team van Saraswatipur. Zij behaalden de titel van de Nationale Rugby in Nagpur. Vier van de speelsters zijn uitverkozen voor het Nationaal Rugby Team van India te vertegenwoordigen tijdens het Aziatisch Rugby Tornooi.</text:p>
      <text:p text:style-name="Standard">Na het afscheid bezoeken we nog de lokale dorpsmarkt.</text:p>
      <text:p text:style-name="Standard">Om 18u verlaten we Don Bosco naar het NJP station voor de Darjeeling mail naar Kolkata.</text:p>
      <text:p text:style-name="Standard"/>
      <text:p text:style-name="Standard"><text:span text:style-name="T2">Maandag 10 november</text:span></text:p>
      <text:p text:style-name="Standard">De volgende morgen bereiken we Kolkata rond 8u30.</text:p>
      <text:p text:style-name="Standard">Na het ontbijt gaan we naar de New Market voor de laatste aankopen.</text:p>
      <text:p text:style-name="Standard"><text:span text:style-name="T2">Marnic en Jean-Marie laten hun baard vertroetelen bij een lokale barbier, een heel ritueel en tevens een echte belevenis, dit voor nog geen ½ euro!</text:span></text:p>
      <text:p text:style-name="Standard">Om 20u hebben we het laatste avondmaal met al de Frs van Don Bosco Provinciaal Huis. Fr Nirmol Gomes, de nieuwe Principaal was ook van de partij. Het diner was een traktaat van Kindia.</text:p>
      <text:p text:style-name="Standard"/>
      <text:p text:style-name="Standard"><text:span text:style-name="T2">Dinsdag 11 november</text:span></text:p>
      <text:p text:style-name="Standard">Om 9u30 vertrek naar de Luchthaven richting Kathmandu.</text:p>
      <text:p text:style-name="Standard">Voor het opstijgen word ik gepolst of ik de nooddeur wil openmaken bij neerstorting van het vliegtuig, geen wonder dat ik zo comfortabel zat, ik kon de beentjes goed strekken. Enfin ik akkoord, goed geluisterd wat ik moest doen in geval van<text:span text:style-name="T2">…… of ik samen met de deur ging jumpen dat heb ik gelukkig niet moeten bewijzen. </text:span></text:p>
      <text:p text:style-name="Standard">Door het heldere weer kunnen we tijdens de vlucht het mooie gebergte de Himalaya, de Mount Everest en de Kanjuchuga aanschouwen. Een lust voor het oog. <text:s/></text:p>
      <text:p text:style-name="Standard">Fr Jijo en Fr Tom van Don Bosco Thecho wachten ons op. In de aankomsthall ontmoeten we drie Italiaanse Duitsers die ook naar Don Bosco Thecho gaan. We helpen hen, één iemand is zijn bagage kwijt. We waren dus met twaalf. </text:p>
      <text:p text:style-name="Standard">Bij het diner worden we verwelkomt door de rector Fr Suman en Fr Jijo de direkteur van Don Bosco Thecho.</text:p>
      <text:p text:style-name="Standard"/>
      <text:p text:style-name="Standard"><text:span text:style-name="T2">Woensdag 12 november</text:span></text:p>
      <text:p text:style-name="Standard">Vandaag bezoeken we de tempel-heuvel in Nepal, met de oudste hindoe tempels en een boeddhistische Stupa. De legende vertelt dat lang geleden een Tibetaanse monnik deze heuvel ontdekte en bovenaan aanschouwde hij een meer omgeven door heuvels. Hij keerde terug naar Tibet en bracht een aantal monniken mee, maakte een bres in de heuvel en liet zo al het water doorvloeien. Toen ontstond in de vallei de grote stad Kathmandu. In feite is er is dus maar één uitweg voor het water.</text:p>
      <text:p text:style-name="Standard">Het is een plaats vol met kleine hindoe tempels, kleine boeddha beelden, de belangrijkste hindoe tempel en de boeddhistische Stupa. Nergens ter wereld vindt men zo een combinatie. De Stupa maakt deel uit van het UNESCO werelderfgoed. </text:p>
      <text:p text:style-name="Standard">De ganse heuvel is bevolkt door apen. Deze storen de bezoekers niet en worden gevoed door de passanten. Er zijn veel winkeltjes met Tibetaanse kunst en Tibetaanse muziek.</text:p>
      <text:p text:style-name="Standard">Vandaar gaan we naar de grootste Stupa in Kathmandu. Er zijn veel Tibetaanse kunst shops en Tibetaanse muziek.</text:p>
      <text:p text:style-name="Standard">Nadien lunch en om 17u terug naar Don Bosco Thecho waar de schoolkinderen ons verwelkomen met een kort maar mooi programma.</text:p>
      <text:p text:style-name="P2"/>
      <text:p text:style-name="P2"/>
      <text:p text:style-name="P2"/>
      <text:p text:style-name="P2"/>
      <text:p text:style-name="P2"/>
      <text:p text:style-name="P2"/>
      <text:p text:style-name="Standard"><text:span text:style-name="T2">Donderdag 13 november </text:span></text:p>
      <text:p text:style-name="Standard"><text:span text:style-name="T2">Er was er een lichte aardbeving rond 7u. </text:span><text:tab/></text:p>
      <text:p text:style-name="Standard">Vertrek om 9u naar een panoramisch zicht.</text:p>
      <text:p text:style-name="Standard"><text:span text:style-name="T2">Marijke is een beetje wagenziek .</text:span> Het is een lange rit van 2u30. Onderweg vroegen we ons af of we de bergen zouden zien want in Thecho was de lucht niet zo zuiver. Tijdens de rit doorkruisen we lieftallige charmante bergdorpjes. Maar bij aankomst in Nagarakot <text:s/>zien we klaar en duidelijk de wonderbaarlijke Himalaya in al haar glorie vlak voor ons. We gaan naar het beste gezichtspunt in Nagarakot, 1925m boven de zeespiegel. Spijtig genoeg konden we door de wolken de Kanjunchunga en de Everest niet duidelijk zien. We wachten nog twee uren maar het mocht niet baten. Toch zijn we zeer tevreden met het panorama.</text:p>
      <text:p text:style-name="Standard"/>
      <text:p text:style-name="P2"/>
      <text:p text:style-name="Standard"><text:soft-page-break/><text:span text:style-name="T2">Vrijdag 14 november</text:span></text:p>
      <text:p text:style-name="Standard">Kathmandu Valley had in de 15<text:span text:style-name="T3">e</text:span> eeuw drie kleine Koninkrijken: Bhakatpur, Patton en Kathmandu. </text:p>
      <text:p text:style-name="Standard">In de 16<text:span text:style-name="T3">e</text:span> eeuw verovert het Koninkrijk Kathmandu de andere twee Koninkrijken in de vallei en ook andere kleine Koninkrijken buiten de vallei; zo ontstaat het Verenigd Koninkrijk Nepal. </text:p>
      <text:p text:style-name="Standard">Na het ontbijt gaan we naar het Bhakatpur Paleis. Wij gaan niet binnen vanwege de hoge ingangsprijs maar zien het paleis en de tempels langs de buitenkant en hebben zo een mooier zicht op de stad. </text:p>
      <text:p text:style-name="Standard">Na een rit van 45min. bereiken we het volgende Koninkrijk Patton waar we de oude paleizen zien, nu een museum, verschillende tempels, de marktplaats juist naast en voor het belangrijkste paleisgebouw.</text:p>
      <text:p text:style-name="Standard">Na een rit van 30min. zijn we aan het belangrijkste paleis. Hier bezoeken we eerst het huis van de Meisjesgodin. De drie Koninkrijken kiezen een klein meisje uit tot godin. Ze krijgt een huis en wordt verzorgd door het volk. Iedere dag toont ze zich aan het volk via een klein raampje en slechts éénmaal per jaar komt ze naar buiten voor een religieuze processie. Bij haar puberteit wordt ze door een ander meisje via een wedstrijd vervangen. De ex-godin wordt verbannen uit de Kathmandu Vallei en normaal wil niemand haar huwen omdat zij ongeletterd is. Trouwens wie wil een ex-godin huwen?</text:p>
      <text:p text:style-name="Standard">Deze traditie wordt nu enkel nog toegepast in Kathmandu en niet in de andere twee Koninkrijken.</text:p>
      <text:p text:style-name="Standard">Nadien bezoeken we het paleis, nu een museum.</text:p>
      <text:p text:style-name="Standard">Na de lunch terug naar Don Bosco Thecho.</text:p>
      <text:p text:style-name="Standard"/>
      <text:p text:style-name="Standard"><text:span text:style-name="T2">Zaterdag 15 november</text:span></text:p>
      <text:p text:style-name="Standard">Na het ontbijt gaan we naar de heiligste plaats van de Hindoes, Pashupati, tevens de bron van de Ganges rivier. Hier verbrandt men de lijken en er worden ook zieke dodelijke mensen <text:s/>naar hier gebracht om ze te laten sterven met hun voeten in de heilige rivier. Ze geloven dat wanneer ze op deze wijze sterven ze een betere reïncarnatie hebben in hun volgende leven. Er is ook een plaats voorzien waar enkel en alleen de Koninklijke familie gebruik mag van maken. Er is volk om de zieke of dode mensen naast of in de rivier te brengen. Natuurlijk worden deze hiervoor betaald.</text:p>
      <text:p text:style-name="Standard">We bezoeken ook nog het Narayanhiti <text:s/>Paleis waar in 2001 de ganse koninklijke familie werd uitgemoord. Het is nu een museum maar buiten de troonzaal is alles slecht beheerd en niet onderhouden. Gelukkig zijn er voor de geschiedenis vele foto’s aan de muren.</text:p>
      <text:p text:style-name="Standard">Nadien site-seeing door Kathmandu en terug naar Don Bosco. Na de lunch nog een korte ontmoeting met Fr George om de verdere sponsoring en projecten van Kindia te bespreken. </text:p>
      <text:p text:style-name="Standard"><text:s/><text:span text:style-name="T2">Marnic eerst baard mooi gezet in India, nu nog de haarsnit in Nepal en klaar voor België.</text:span></text:p>
      <text:p text:style-name="Standard">Wij hebben in Kolkota onze vlucht QR 0651 om 23u45.</text:p>
      <text:p text:style-name="Standard"/>
      <text:p text:style-name="Standard"><text:span text:style-name="T2">Zondag 16 november <text:s/></text:span></text:p>
      <text:p text:style-name="Standard">We komen aan op de Internationale luchthaven Doha (de Arabische Emiraten) in al zijn pracht en praal je kan er van de vloeren eten en uit de toiletten drinken, wat een contrasten met India.</text:p>
      <text:p text:style-name="Standard">Vermits er een lange tussentijd is voor de vlucht naar België, worden we door Qatar Airways per busje naar een luxe hotel “Retaj Al Rayyan” gebracht voor een paar uren rust. </text:p>
      <text:p text:style-name="Standard">Om 8u15 hebben we onze vlucht QR 0193 naar Brussels Airport.</text:p>
      <text:p text:style-name="Standard">Aankomst om 13u15 waar wij samen nog een pint nuttigen en dan richting home.</text:p>
      <text:p text:style-name="Standard"/>
      <text:p text:style-name="Standard"/>
      <text:p text:style-name="Standard"/>
      <text:p text:style-name="Standard"/>
      <text:p text:style-name="Standard"/>
      <text:p text:style-name="Standard"/>
      <text:p text:style-name="Standard">Onze leuke versprekingen</text:p>
      <text:p text:style-name="Standard"/>
      <text:p text:style-name="Standard">Meal – deal</text:p>
      <text:p text:style-name="Standard">Cacaïne – cocaïne</text:p>
      <text:p text:style-name="Standard">De ondergaande zon die opkomt….</text:p>
      <text:p text:style-name="Standard">Sponskaart – ponskaart</text:p>
      <text:p text:style-name="Standard">Wat ga je doen – good afternoon</text:p>
      <text:p text:style-name="Standard">Patio – puja</text:p>
      <text:p text:style-name="Standard">Oliebanden – autobanden</text:p>
      <text:p text:style-name="Standard">Luchtballon – gewone ballon</text:p>
      <text:p text:style-name="Standard"/>
      <text:p text:style-name="Standard">Dank aan iedereen en vooral blij dat we onze sponsorkinderen terug gelukkig hebben gemaakt.</text:p>
      <text:p text:style-name="Standard"/>
      <text:p text:style-name="Standard">Annie</text:p>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l" fo:country="BE" style:letter-kerning="true" style:font-name-asian="Arial Unicode MS"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l" fo:country="BE"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ie</meta:initial-creator>
    <meta:editing-cycles>40</meta:editing-cycles>
    <meta:creation-date>2014-12-19T13:40:00</meta:creation-date>
    <dc:date>2015-02-17T14:25:35.173279000</dc:date>
    <meta:editing-duration>PT16M6S</meta:editing-duration>
    <meta:generator>LibreOffice/4.2.0.4$MacOSX_X86_64 LibreOffice_project/05dceb5d363845f2cf968344d7adab8dcfb2ba71</meta:generator>
    <meta:document-statistic meta:table-count="0" meta:image-count="0" meta:object-count="0" meta:page-count="4" meta:paragraph-count="89" meta:word-count="1869" meta:character-count="11044" meta:non-whitespace-character-count="92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